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officeooo:rsid="001e3a5d" officeooo:paragraph-rsid="001e3a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år man er præsenteret med en computer foran sig, er det oftest med udgangspunkt i en opgave, man vil løs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1:51:24.896524427</meta:creation-date>
    <dc:date>2024-10-30T11:52:46.609622444</dc:date>
    <meta:editing-duration>PT1M24S</meta:editing-duration>
    <meta:editing-cycles>1</meta:editing-cycles>
    <meta:document-statistic meta:table-count="0" meta:image-count="0" meta:object-count="0" meta:page-count="1" meta:paragraph-count="1" meta:word-count="20" meta:character-count="107" meta:non-whitespace-character-count="88"/>
    <meta:generator>LibreOffice/24.8.2.1$Linux_X86_64 LibreOffice_project/480$Build-1</meta:generator>
  </office:meta>
</office:document-meta>
</file>